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April 2019 - present: <text:span text:style-name="T1">SDE at Amazon</text:span></text:p>
      <text:list text:style-name="L1">
        <text:list-item>
          <text:p text:style-name="P1">Java programmer</text:p>
        </text:list-item>
      </text:list>
      <text:p text:style-name="First_20_paragraph">June 2015 - March 2019: <text:span text:style-name="T1">Military service in Israeli Air Force, Ofek unit</text:span></text:p>
      <text:list text:style-name="L2">
        <text:list-item>
          <text:p text:style-name="P2">Java programmer, with permanent on-call responsibility for the core of mission-critical systems</text:p>
        </text:list-item>
        <text:list-item>
          <text:p text:style-name="P2">Developed major parts of new services on modern technologies, including architecture and business logic</text:p>
        </text:list-item>
        <text:list-item>
          <text:p text:style-name="P2">Led the containerization and orchestration of core services, and the modernization of build and CI processes</text:p>
        </text:list-item>
        <text:list-item>
          <text:p text:style-name="P2">Was heavily involved in a massive migration between application server platforms across the clusters’ services</text:p>
        </text:list-item>
        <text:list-item>
          <text:p text:style-name="P2">Investigated and resolved dozens of performance- and reliability-related events</text:p>
        </text:list-item>
        <text:list-item>
          <text:p text:style-name="P2">Completion of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3">
        <text:list-item>
          <text:p text:style-name="P3">CTO &amp; Chief Engineer branch: researcher and prototype maker with embedded circuits and C#.NET</text:p>
        </text:list-item>
        <text:list-item>
          <text:p text:style-name="P3">Matspen unit: SAP ERP BI/BW and full-stack+D3.js web reports developer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2019 Lt. Col.’s unit distinction for excellence.</text:p>
        </text:list-item>
        <text:list-item>
          <text:p text:style-name="P4">CCNA (Cisco Certified Network Associate) Certification, grade 893/1000.</text:p>
        </text:list-item>
        <text:list-item>
          <text:p text:style-name="P4">[Paper] Mirsky, Y., Fedidat, B., &amp; Haddad, Y. (2019). Physical Layer Encryption using a Vernam Cipher. arXiv, arXiv-1910.</text:p>
        </text:list-item>
        <text:list-item>
          <text:p text:style-name="P4">[Patent] Mirsky, Y., Fedidat, B., &amp; Haddad, Y. A harmonic based encryption and decryption system for waveform signals. Patent WO2015097312A1, 26 Dec. 2013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Programming languages</text:span>:</text:p>
      <text:list text:style-name="L5">
        <text:list-item>
          <text:p text:style-name="P5">Professional level: Java w/ Spring Boot, Tomcat, JPA</text:p>
        </text:list-item>
        <text:list-item>
          <text:p text:style-name="P5">Current knowledge: Python, Bash, JavaScript/Node/Typescript, PL/SQL, Golang</text:p>
        </text:list-item>
        <text:list-item>
          <text:p text:style-name="P5">Previous experience: C/C++, C#.NET, Kotlin, PHP</text:p>
        </text:list-item>
      </text:list>
      <text:p text:style-name="First_20_paragraph"><text:span text:style-name="T1">Tools</text:span>:</text:p>
      <text:list text:style-name="L6">
        <text:list-item>
          <text:p text:style-name="P6"><text:span text:style-name="T2">IDEs</text:span>: Eclipse, IntelliJ IDEA, Visual Studio, Visual Studio Code</text:p>
        </text:list-item>
        <text:list-item>
          <text:p text:style-name="P6"><text:span text:style-name="T2">Development tools</text:span>: git, Gradle, Maven, Ivy, Ant, Jenkins CI, Docker, Atlassian Bamboo, Red Hat Openshift, ELK stack</text:p>
        </text:list-item>
        <text:list-item>
          <text:p text:style-name="P6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</text:p>
      <text:list text:style-name="L7">
        <text:list-item>
          <text:p text:style-name="P7"><text:span text:style-name="T2">Development</text:span>: engineering processes and terminology, web development (client- and server-side), RESTful web microservices, data structures and algorithms, electronics, statistics</text:p>
        </text:list-item>
        <text:list-item>
          <text:p text:style-name="P7"><text:span text:style-name="T2">Networking</text:span>: TCP-IP protocol stack, LAN/WANs, network security and management, cryptography, cellular networks</text:p>
        </text:list-item>
        <text:list-item>
          <text:p text:style-name="P7"><text:span text:style-name="T2">Systems</text:span>: experience with GNU/Linux and Windows operating systems, CI/CD, scripting, automation</text:p>
        </text:list-item>
      </text:list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native (TEF Level C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